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-Light" svg:font-family="Gotham-Light"/>
    <style:font-face style:name="HelveticaNowDisplay" svg:font-family="HelveticaNowDisplay, Helvetica, Arial, sans-serif"/>
    <style:font-face style:name="Open Sans" svg:font-family="'Open Sans'"/>
    <style:font-face style:name="Open Sans2" svg:font-family="'Open Sans', sans-serif"/>
    <style:font-face style:name="Open Snas" svg:font-family="'Open Snas'"/>
    <style:font-face style:name="Roboto" svg:font-family="Roboto, sans-serif"/>
    <style:font-face style:name="Lucida Sans1" svg:font-family="'Lucida Sans'" style:font-family-generic="swiss"/>
    <style:font-face style:name="Open Sans1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7">
      <style:paragraph-properties fo:text-align="justify" style:justify-single-word="false"/>
      <style:text-properties style:font-name="Open Sans1" officeooo:rsid="00159874" officeooo:paragraph-rsid="00159874"/>
    </style:style>
    <style:style style:name="P2" style:family="paragraph" style:parent-style-name="Standard" style:list-style-name="L4">
      <style:paragraph-properties fo:text-align="justify" style:justify-single-word="false"/>
      <style:text-properties fo:color="#000000" style:font-name="Open Sans1" fo:font-size="12pt" officeooo:rsid="00159874" officeooo:paragraph-rsid="00159874" style:font-size-asian="12pt" style:font-size-complex="12pt"/>
    </style:style>
    <style:style style:name="P3" style:family="paragraph" style:parent-style-name="Standard" style:list-style-name="L17">
      <style:paragraph-properties fo:text-align="justify" style:justify-single-word="false"/>
      <style:text-properties fo:color="#000000" style:font-name="Open Sans1" fo:font-size="12pt" officeooo:rsid="00159874" officeooo:paragraph-rsid="0015987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Open Sans1" fo:font-size="12pt" officeooo:rsid="0015b92d" officeooo:paragraph-rsid="0015b92d" style:font-size-asian="12pt" style:font-size-complex="12pt"/>
    </style:style>
    <style:style style:name="P5" style:family="paragraph" style:parent-style-name="Standard" style:list-style-name="L18">
      <style:paragraph-properties fo:text-align="justify" style:justify-single-word="false"/>
      <style:text-properties fo:color="#000000" style:font-name="Open Sans1" fo:font-size="12pt" officeooo:rsid="0015b92d" officeooo:paragraph-rsid="0015b92d" style:font-size-asian="12pt" style:font-size-complex="12pt"/>
    </style:style>
    <style:style style:name="P6" style:family="paragraph" style:parent-style-name="Standard" style:list-style-name="L18">
      <style:paragraph-properties fo:text-align="justify" style:justify-single-word="false"/>
      <style:text-properties fo:color="#000000" style:font-name="Open Sans1" fo:font-size="12pt" officeooo:rsid="00180273" officeooo:paragraph-rsid="00180273" style:font-size-asian="12pt" style:font-size-complex="12pt"/>
    </style:style>
    <style:style style:name="P7" style:family="paragraph" style:parent-style-name="Standard" style:list-style-name="L17">
      <style:paragraph-properties fo:text-align="justify" style:justify-single-word="false"/>
      <style:text-properties fo:color="#000000" style:font-name="Open Sans1" fo:font-size="12pt" officeooo:rsid="00192f11" officeooo:paragraph-rsid="00192f11" style:font-size-asian="12pt" style:font-size-complex="12pt"/>
    </style:style>
    <style:style style:name="P8" style:family="paragraph" style:parent-style-name="Standard" style:list-style-name="L18">
      <style:paragraph-properties fo:text-align="justify" style:justify-single-word="false"/>
      <style:text-properties fo:color="#000000" style:font-name="Open Sans1" fo:font-size="12pt" officeooo:rsid="00192f11" officeooo:paragraph-rsid="00192f11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Open Sans1" fo:font-size="12pt" officeooo:rsid="00195f5d" officeooo:paragraph-rsid="00195f5d" style:font-size-asian="12pt" style:font-size-complex="12pt"/>
    </style:style>
    <style:style style:name="P10" style:family="paragraph" style:parent-style-name="Standard" style:list-style-name="L19">
      <style:paragraph-properties fo:text-align="justify" style:justify-single-word="false"/>
      <style:text-properties fo:color="#000000" style:font-name="Open Sans1" fo:font-size="12pt" officeooo:rsid="001a01e9" officeooo:paragraph-rsid="001a01e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Open Sans1" fo:font-size="12pt" style:font-size-asian="12pt" style:font-size-complex="12pt"/>
    </style:style>
    <style:style style:name="P12" style:family="paragraph" style:parent-style-name="Standard" style:list-style-name="L4">
      <style:paragraph-properties fo:text-align="justify" style:justify-single-word="false"/>
      <style:text-properties fo:color="#000000" style:font-name="Open Sans1" fo:font-size="12pt" style:font-size-asian="12pt" style:font-size-complex="12pt"/>
    </style:style>
    <style:style style:name="P13" style:family="paragraph" style:parent-style-name="Standard" style:list-style-name="L4">
      <style:paragraph-properties fo:text-align="justify" style:justify-single-word="false"/>
      <style:text-properties fo:color="#000000" style:font-name="Open Sans1" fo:font-size="12pt" officeooo:paragraph-rsid="00159874" style:font-size-asian="12pt" style:font-size-complex="12pt"/>
    </style:style>
    <style:style style:name="P14" style:family="paragraph" style:parent-style-name="Standard" style:list-style-name="L12">
      <style:paragraph-properties fo:text-align="justify" style:justify-single-word="false"/>
      <style:text-properties fo:color="#000000" style:font-name="Open Sans1" fo:font-size="12pt" officeooo:paragraph-rsid="00159874" style:font-size-asian="12pt" style:font-size-complex="12pt"/>
    </style:style>
    <style:style style:name="P15" style:family="paragraph" style:parent-style-name="Standard" style:list-style-name="L14">
      <style:paragraph-properties fo:text-align="justify" style:justify-single-word="false"/>
      <style:text-properties fo:color="#000000" style:font-name="Open Sans1" fo:font-size="12pt" officeooo:paragraph-rsid="00159874" style:font-size-asian="12pt" style:font-size-complex="12pt"/>
    </style:style>
    <style:style style:name="P16" style:family="paragraph" style:parent-style-name="Standard" style:list-style-name="L15">
      <style:paragraph-properties fo:text-align="justify" style:justify-single-word="false"/>
      <style:text-properties fo:color="#000000" style:font-name="Open Sans1" fo:font-size="12pt" style:font-size-asian="12pt" style:font-size-complex="12pt"/>
    </style:style>
    <style:style style:name="P17" style:family="paragraph" style:parent-style-name="Standard" style:list-style-name="L16">
      <style:paragraph-properties fo:text-align="justify" style:justify-single-word="false"/>
      <style:text-properties fo:color="#000000" style:font-name="Open Sans1" fo:font-size="12pt" officeooo:paragraph-rsid="0015987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Open Sans1" fo:font-size="12pt" officeooo:paragraph-rsid="0013d984" style:font-size-asian="12pt" style:font-size-complex="12pt"/>
    </style:style>
    <style:style style:name="P19" style:family="paragraph" style:parent-style-name="Standard" style:list-style-name="L19">
      <style:paragraph-properties fo:text-align="justify" style:justify-single-word="false"/>
      <style:text-properties officeooo:rsid="001a01e9" officeooo:paragraph-rsid="001a01e9"/>
    </style:style>
    <style:style style:name="P20" style:family="paragraph" style:parent-style-name="Standard" style:list-style-name="L19">
      <style:paragraph-properties fo:text-align="justify" style:justify-single-word="false"/>
      <style:text-properties officeooo:paragraph-rsid="00195f5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Open Sans1" fo:font-size="12pt" officeooo:rsid="00159874" officeooo:paragraph-rsid="00159874" style:font-size-asian="12pt" style:font-size-complex="12pt"/>
    </style:style>
    <style:style style:name="T1" style:family="text">
      <style:text-properties officeooo:rsid="0013d984"/>
    </style:style>
    <style:style style:name="T2" style:family="text">
      <style:text-properties fo:font-variant="normal" fo:text-transform="none" fo:color="#000000" style:font-name="Open Sans1" fo:font-size="12pt" fo:letter-spacing="normal" fo:font-style="normal" fo:font-weight="normal" officeooo:rsid="00195f5d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fo:font-size="12pt" fo:letter-spacing="normal" fo:font-weight="normal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5b92d"/>
    </style:style>
    <style:style style:name="T8" style:family="text">
      <style:text-properties fo:font-variant="normal" fo:text-transform="none" fo:letter-spacing="normal" fo:font-style="normal" fo:font-weight="normal" officeooo:rsid="0013d984"/>
    </style:style>
    <style:style style:name="T9" style:family="text">
      <style:text-properties fo:font-variant="normal" fo:text-transform="none" fo:letter-spacing="normal" fo:font-style="normal" fo:font-weight="normal" officeooo:rsid="00159874"/>
    </style:style>
    <style:style style:name="T10" style:family="text">
      <style:text-properties fo:font-variant="normal" fo:text-transform="none" fo:letter-spacing="normal" fo:font-style="normal" fo:font-weight="normal" officeooo:rsid="00161b06"/>
    </style:style>
    <style:style style:name="T11" style:family="text">
      <style:text-properties fo:font-variant="normal" fo:text-transform="none" fo:letter-spacing="normal" fo:font-style="normal" fo:font-weight="normal" officeooo:rsid="00192f11"/>
    </style:style>
    <style:style style:name="T12" style:family="text">
      <style:text-properties fo:font-variant="normal" fo:text-transform="none" fo:letter-spacing="normal" fo:font-style="normal" fo:font-weight="normal" officeooo:rsid="00195f5d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33333" style:font-name="Open Sans1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33333" style:font-name="Open Sans1" fo:font-size="12pt" fo:letter-spacing="normal" fo:font-style="normal" fo:font-weight="normal" officeooo:rsid="00195f5d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1cm" fo:text-indent="-0.635cm" fo:margin-left="0.1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6cm" fo:text-indent="-0.635cm" fo:margin-left="0.7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enefícios:</text:p>
      <text:list xml:id="list808762417" text:style-name="L4">
        <text:list-item>
          <text:p text:style-name="P13"><text:span text:style-name="T1">Obtenção</text:span><text:span text:style-name="T6"> e integração de informações</text:span></text:p>
        </text:list-item>
      </text:list>
      <text:list xml:id="list2162816076" text:style-name="L12">
        <text:list-item>
          <text:p text:style-name="P14"><text:span text:style-name="T8">As </text:span><text:span text:style-name="T6">informações que são processadas e servem de base para as </text:span><text:span text:style-name="T8">tomadas de </text:span><text:span text:style-name="T6">decisões que afetam a cidade como um todo. Assim, os rumos passam a ser mais estratégicos, a partir de diretrizes lógicas e padrões estatísticos, como a governança por algoritmo. </text:span></text:p>
        </text:list-item>
      </text:list>
      <text:list xml:id="list105615472892848" text:continue-list="list808762417" text:style-name="L4">
        <text:list-item>
          <text:p text:style-name="P13">Otimização de recursos públicos</text:p>
        </text:list-item>
      </text:list>
      <text:list xml:id="list1087470744" text:style-name="L14">
        <text:list-item>
          <text:p text:style-name="P15"><text:span text:style-name="T8">Otimizam a alocação de recursos e ajudam a reduzir gastos </text:span><text:span text:style-name="T9">desnecessários e traz</text:span><text:span text:style-name="T6"> benefícios diretos para pessoas, empresas e o planeta.</text:span></text:p>
        </text:list-item>
      </text:list>
      <text:list xml:id="list105615441113026" text:continue-list="list105615472892848" text:style-name="L4">
        <text:list-item>
          <text:p text:style-name="P12">Menor impacto ambiental.</text:p>
        </text:list-item>
      </text:list>
      <text:list xml:id="list2929391640" text:style-name="L15">
        <text:list-item>
          <text:p text:style-name="P16"><text:span text:style-name="T6">Os recursos naturais são fontes de insumo e toda a cadeia é afetada quando a natureza está sob risco.</text:span></text:p>
        </text:list-item>
      </text:list>
      <text:list xml:id="list105616691635412" text:continue-list="list105615441113026" text:style-name="L4">
        <text:list-item>
          <text:p text:style-name="P2">Ambiente atrativo para clientes e investidores</text:p>
        </text:list-item>
      </text:list>
      <text:list xml:id="list516640364" text:style-name="L16">
        <text:list-item>
          <text:p text:style-name="P17"><text:span text:style-name="T9">Potenciais ambientes para os negócios, </text:span><text:span text:style-name="T6">Os recursos adicionais que elas oferecem em termos de velocidade e acesso às informações, aliados à questão espacial, criam o cenário ideal para desbravar novos mercados e gerar negócios.</text:span></text:p>
        </text:list-item>
      </text:list>
      <text:p text:style-name="P11"/>
      <text:p text:style-name="P21"><text:span text:style-name="T6">Desafios:</text:span></text:p>
      <text:list xml:id="list1147357117" text:style-name="L17">
        <text:list-item>
          <text:p text:style-name="P1"><text:span text:style-name="T3">O primeiro, e talvez o maior, desafio está ligado aos </text:span><text:span text:style-name="T4">financiamentos</text:span><text:span text:style-name="T3">. Se levarmos em consideração que apenas um mandato não é suficiente para transformar uma cidade em uma </text:span><text:span text:style-name="Emphasis"><text:span text:style-name="T5">Smart City</text:span></text:span><text:span text:style-name="T3">, já encontramos o principal impedimento. </text:span></text:p>
          <text:p text:style-name="P3"><text:span text:style-name="T6"/></text:p>
        </text:list-item>
        <text:list-item>
          <text:p text:style-name="P3"><text:span text:style-name="T6">Outro grande desafio está relacionado à </text:span><text:span text:style-name="T13">integração tecnológica</text:span><text:span text:style-name="T6">. Mesmo que </text:span><text:span text:style-name="T7">a</text:span><text:span text:style-name="T6"> </text:span><text:span text:style-name="T7">prefeitura</text:span><text:span text:style-name="T6"> decida investir nas questões citadas acima, existe o risco de as tecnologias não serem integradas. A integração desses recursos demanda um conhecimento mais técnico que, na maioria dos casos, a governança não tem. </text:span></text:p>
          <text:p text:style-name="P3"><text:span text:style-name="T6"/></text:p>
        </text:list-item>
        <text:list-item>
          <text:p text:style-name="P3"><text:span text:style-name="T7">Q</text:span><text:span text:style-name="T6">uestão dos </text:span><text:span text:style-name="T13">prazos</text:span><text:span text:style-name="T6"> como outra dificuldade. Com a necessidade de articulações, aprovações, licitações, entre outras burocracias envolvidas, leva-se bastante tempo até que um projeto seja iniciado.</text:span></text:p>
          <text:p text:style-name="P3"><text:span text:style-name="T6"/></text:p>
        </text:list-item>
        <text:list-item>
          <text:p text:style-name="P7"><text:span text:style-name="T6">Confiabilidade pública, por exemplo se acontece um mal funcionamento em um sinal de </text:span><text:span text:style-name="T12">trânsito</text:span><text:span text:style-name="T6">, de forma que cause um acidente fatal.</text:span></text:p>
          <text:p text:style-name="P3"><text:span text:style-name="T6"/></text:p>
        </text:list-item>
      </text:list>
      <text:p text:style-name="P4"><text:span text:style-name="T6">Desvantagens:</text:span></text:p>
      <text:list xml:id="list2613034963" text:style-name="L18">
        <text:list-item>
          <text:p text:style-name="P5"><text:span text:style-name="T6">Caso não haja um interesse populacional e </text:span><text:span text:style-name="T10">público</text:span><text:span text:style-name="T6"> </text:span><text:span text:style-name="T10">pelo </text:span><text:span text:style-name="T6">projeto de cidade inteligente, </text:span><text:span text:style-name="T10">dificilmente o projeto andará pra frente.</text:span></text:p>
        </text:list-item>
        <text:list-item>
          <text:p text:style-name="P6"><text:span text:style-name="T6">Processo de transição.</text:span></text:p>
        </text:list-item>
        <text:list-item>
          <text:p text:style-name="P8"><text:span text:style-name="T11">S</text:span><text:span text:style-name="T6">egurança</text:span></text:p>
        </text:list-item>
      </text:list>
      <text:p text:style-name="P18"><text:span text:style-name="T6"/></text:p>
      <text:p text:style-name="P9"><text:span text:style-name="T6">Estratégica de implantação de um teste piloto:</text:span></text:p>
      <text:list xml:id="list4167534243" text:style-name="L19">
        <text:list-item>
          <text:p text:style-name="P20"><text:span text:style-name="T2">Para não haver dependência direta da prefeitura para um financiamento inicial do projeto, o uso de um contrato de </text:span><text:span text:style-name="T15">Parceria Público-Privada é viável para esse fim, pois </text:span><text:span text:style-name="T14">este contrato pressupõe ainda um projeto de infraestrutura que faz uso intensivo de capital e que depende de financiamento do setor privado.</text:span></text:p>
        </text:list-item>
        <text:list-item>
          <text:p text:style-name="P19"><text:span text:style-name="T14">Um sistema de apoio a decisões (SAD) que suporta mais tomadas de decisões não rotineiras, se encaixa muito bem nesse projeto por focarem em problemas únicos e que se alteram com rapidez, usam informações internas, mas recorrem à informações externas para realizar uma análise de dados mais confiante.</text:span></text:p>
        </text:list-item>
        <text:list-item>
          <text:p text:style-name="P10"><text:soft-page-break/>Aplicar em um bairro teste, desde que o bairro seja grande, tenha interesse, seja grande e com uma boa infraestrutura.</text:p>
        </text:list-item>
        <text:list-item>
          <text:p text:style-name="P10">Busca de investidores para um financiamento maior.</text:p>
        </text:list-item>
        <text:list-item>
          <text:p text:style-name="P10">Contrato de pessoas com experiência para gerenciar o projeto, e pessoas com menos (universitários) para o desenvolvimento de algumas partes do sistema. A fim de diminuir o custo do proje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-Light" svg:font-family="Gotham-Light"/>
    <style:font-face style:name="HelveticaNowDisplay" svg:font-family="HelveticaNowDisplay, Helvetica, Arial, sans-serif"/>
    <style:font-face style:name="Open Sans" svg:font-family="'Open Sans'"/>
    <style:font-face style:name="Open Sans2" svg:font-family="'Open Sans', sans-serif"/>
    <style:font-face style:name="Open Snas" svg:font-family="'Open Snas'"/>
    <style:font-face style:name="Roboto" svg:font-family="Roboto, sans-serif"/>
    <style:font-face style:name="Lucida Sans1" svg:font-family="'Lucida Sans'" style:font-family-generic="swiss"/>
    <style:font-face style:name="Open Sans1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09:06:03.533000000</meta:creation-date>
    <dc:date>2021-12-13T10:56:14.422000000</dc:date>
    <meta:editing-duration>PT24M43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24" meta:word-count="468" meta:character-count="2932" meta:non-whitespace-character-count="2505"/>
  </office:meta>
</office:document-meta>
</file>